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6ae2" officeooo:paragraph-rsid="001a6ae2"/>
    </style:style>
    <style:style style:name="P2" style:family="paragraph" style:parent-style-name="Standard">
      <style:text-properties officeooo:rsid="001a6ae2" officeooo:paragraph-rsid="001ca572"/>
    </style:style>
    <style:style style:name="P3" style:family="paragraph" style:parent-style-name="Standard">
      <style:text-properties officeooo:rsid="001d98b3" officeooo:paragraph-rsid="001d98b3"/>
    </style:style>
    <style:style style:name="P4" style:family="paragraph" style:parent-style-name="Standard">
      <style:text-properties officeooo:rsid="001deed9" officeooo:paragraph-rsid="001deed9"/>
    </style:style>
    <style:style style:name="P5" style:family="paragraph" style:parent-style-name="Standard">
      <style:text-properties officeooo:rsid="001f1962" officeooo:paragraph-rsid="001f1962"/>
    </style:style>
    <style:style style:name="P6" style:family="paragraph" style:parent-style-name="Standard">
      <style:text-properties officeooo:rsid="00201429" officeooo:paragraph-rsid="00201429"/>
    </style:style>
    <style:style style:name="P7" style:family="paragraph" style:parent-style-name="Standard">
      <style:text-properties officeooo:rsid="002023f4" officeooo:paragraph-rsid="002023f4"/>
    </style:style>
    <style:style style:name="P8" style:family="paragraph" style:parent-style-name="Standard">
      <style:text-properties officeooo:rsid="002177c5" officeooo:paragraph-rsid="002177c5"/>
    </style:style>
    <style:style style:name="P9" style:family="paragraph" style:parent-style-name="Standard">
      <style:paragraph-properties fo:text-align="center" style:justify-single-word="false"/>
      <style:text-properties fo:font-weight="bold" officeooo:rsid="001a6ae2" officeooo:paragraph-rsid="001a6ae2" style:font-weight-asian="bold" style:font-weight-complex="bold"/>
    </style:style>
    <style:style style:name="P10" style:family="paragraph" style:parent-style-name="Standard">
      <style:text-properties officeooo:paragraph-rsid="002177c5"/>
    </style:style>
    <style:style style:name="P11" style:family="paragraph" style:parent-style-name="Standard">
      <style:text-properties officeooo:rsid="00268fd7" officeooo:paragraph-rsid="00268fd7"/>
    </style:style>
    <style:style style:name="P12" style:family="paragraph" style:parent-style-name="Standard">
      <style:text-properties officeooo:rsid="002c60f5" officeooo:paragraph-rsid="002c60f5"/>
    </style:style>
    <style:style style:name="P13" style:family="paragraph" style:parent-style-name="Standard">
      <style:text-properties officeooo:rsid="002c60f5" officeooo:paragraph-rsid="002d8d34"/>
    </style:style>
    <style:style style:name="P14" style:family="paragraph" style:parent-style-name="Standard">
      <style:text-properties officeooo:rsid="002d8d34" officeooo:paragraph-rsid="002d8d34"/>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4e916"/>
    </style:style>
    <style:style style:name="T6" style:family="text">
      <style:text-properties officeooo:rsid="00259331"/>
    </style:style>
    <style:style style:name="T7" style:family="text">
      <style:text-properties officeooo:rsid="0028099f"/>
    </style:style>
    <style:style style:name="T8" style:family="text">
      <style:text-properties officeooo:rsid="00289183"/>
    </style:style>
    <style:style style:name="T9" style:family="text">
      <style:text-properties officeooo:rsid="0028a0a9"/>
    </style:style>
    <style:style style:name="T10" style:family="text">
      <style:text-properties officeooo:rsid="002a28aa"/>
    </style:style>
    <style:style style:name="T11" style:family="text">
      <style:text-properties officeooo:rsid="002c1f7f"/>
    </style:style>
    <style:style style:name="T12" style:family="text">
      <style:text-properties officeooo:rsid="002d8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sis amendment</text:p>
      <text:p text:style-name="P9">Son Hoang Nguyen – s4399652</text:p>
      <text:p text:style-name="P9"/>
      <text:p text:style-name="P9">The University of Queensland</text:p>
      <text:p text:style-name="P1"/>
      <text:h text:style-name="Heading_20_1" text:outline-level="1"><text:span text:style-name="T3">I</text:span>. <text:span text:style-name="T10">R</text:span>esponding to Examiner A</text:h>
      <text:p text:style-name="P13">Regarding the concern of overfitting due to testing data, in fact, only part of the data reported in this thesis were used for development. In more details, E.coli K12 and K.pneumoniae genomes were used for npScarf testing, synthetic data were used for npGraph <text:span text:style-name="T12">and </text:span>, <text:span text:style-name="T12">the only 7-concatemer read in chapter 5</text:span>. Applications of tools to other data sets (e.g. 4 XDR strains in chapter 3, real data in chapter 4, <text:span text:style-name="T12">all other concatemerics reads in chapter 5</text:span>) were unsupervised and reported accordingly as-it-is. </text:p>
      <text:p text:style-name="P13">Of course, <text:span text:style-name="T12">there was an inevitable limitations from the early stage of the development, however, </text:span>as state<text:span text:style-name="T12">d</text:span> in the Contributions section (page 27), the tools are continuosly <text:span text:style-name="T12">improved</text:span> by <text:span text:style-name="T12">processing</text:span> feedback and reported bugs from another sources: </text:p>
      <text:p text:style-name="P13">“<text:span text:style-name="T12">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13"/>
      <text:p text:style-name="P14">The thesis has been subjected to another round of proof-reading and editing for better readability. </text:p>
      <text:p text:style-name="P12"><text:s/></text:p>
      <text:p text:style-name="P1">Figure 1.5: change “Amplification” to “Library prep” as suggested by examiner.</text:p>
      <text:p text:style-name="P1"/>
      <text:p text:style-name="P1">Page 14: “normally” is for the fact of shearing DNA into fragments before sequencing, not for the method of shearing <text:span text:style-name="T12">using restriction enzyme</text:span>. The sentence is modified to “...is normally sheared, e.g. by restriction enzymes, into short fragments...” to clarify the meaning better.</text:p>
      <text:p text:style-name="P1"/>
      <text:p text:style-name="P2">Page 14: <text:span text:style-name="T1">change to “The rationale is to have enough coverage to compensate the stochastic errors which are inevitable during library preparation and sequencing process.”</text:span></text:p>
      <text:p text:style-name="P3"/>
      <text:p text:style-name="P3">Page 20: <text:span text:style-name="T11">c</text:span>hange “Abruijin” to “Flye”, adding citation “Kolmogorov et al 2019”</text:p>
      <text:p text:style-name="P3"/>
      <text:p text:style-name="P3">Page 23: <text:span text:style-name="T11">c</text:span>hange “450Kbp per second” to “450bp per second”</text:p>
      <text:p text:style-name="P3"/>
      <text:p text:style-name="P4">Page 32: <text:span text:style-name="T11">c</text:span>hange to “miniasm/racon pipeline [48]”</text:p>
      <text:p text:style-name="P3"/>
      <text:p text:style-name="P4">Page 35: <text:span text:style-name="T11">c</text:span>hange to “metallo-beta-lactamase”</text:p>
      <text:p text:style-name="P4"/>
      <text:p text:style-name="P5">Page 42: No change. Canu and Miniasm did not generate decent skeleton assembly for E.coli as discussed in the last paragraph of section Results (page 46) </text:p>
      <text:p text:style-name="P3"/>
      <text:p text:style-name="P5">Page 59: <text:span text:style-name="T11">c</text:span>hange to “P. aeruginosa” in Fig 3.2g caption</text:p>
      <text:p text:style-name="P5"/>
      <text:p text:style-name="P5">Chapter 3: <text:span text:style-name="T2">A</text:span>n exhaustive benchmarking for each strain is depicted in Appendix Figure B.2 as mentioned in page 58.</text:p>
      <text:p text:style-name="P5"/>
      <text:p text:style-name="P5"><text:soft-page-break/>page 83: 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5"/>
      <text:p text:style-name="P6">Page 85: the terms ha<text:span text:style-name="T8">d</text:span> been used earlier in npScarf (page 49).</text:p>
      <text:p text:style-name="P6"/>
      <text:p text:style-name="P6">Section 4.3: Djikstra’s shortest path finding algorithm had just used in npGraph to reduce to search space for candidate paths. Tandem repeats, if present, would have longer distance than the lower bound and are surely included in the candidates list. The best path can be detected by highest likelihood in terms of alignments, distance, coverage among the list of candidates.</text:p>
      <text:p text:style-name="P2"/>
      <text:p text:style-name="P6">P<text:span text:style-name="T5">age </text:span>104: <text:span text:style-name="T11">c</text:span>hange to “plant infectious family”</text:p>
      <text:p text:style-name="P6"/>
      <text:p text:style-name="P7">P<text:span text:style-name="T5">age </text:span>112: <text:span text:style-name="T11">c</text:span>hange line 13 in Algorithm 3 to “SS(S,M)”</text:p>
      <text:p text:style-name="P7"/>
      <text:h text:style-name="Heading_20_1" text:outline-level="1"><text:span text:style-name="T3">II</text:span>. <text:span text:style-name="T10">R</text:span>esponding to Examiner B</text:h>
      <text:p text:style-name="P5"/>
      <text:p text:style-name="P8">1. <text:span text:style-name="T6">Flowcharts for de novo assembly are already presented separately for short read and real-time long read data in Figure 1.5 and Figure 2.1. Another assembly flowchart for summary is a good idea but mostly will overlap the available figures.</text:span></text:p>
      <text:p text:style-name="P8"/>
      <text:p text:style-name="P8">2. <text:span text:style-name="T9">Adding more information for Oxford Nanopore sequencing section (pages 6-9) about devices development and applications.</text:span></text:p>
      <text:p text:style-name="P10"/>
      <text:p text:style-name="P11">Procedures of data processing <text:span text:style-name="T7">are described</text:span> in section 1.2.<text:span text:style-name="T7">2</text:span></text:p>
      <text:p text:style-name="P8"/>
      <text:p text:style-name="P8">3. Adding top line to Table 4.2</text:p>
      <text:p text:style-name="P8"/>
      <text:p text:style-name="P8">4. <text:span text:style-name="T4">Change Table 5.1 layout.</text:span></text:p>
      <text:p text:style-name="P8"/>
      <text:p text:style-name="P8">5. <text:span text:style-name="T4">Numbering all Equations in Chapter 4 (page 83,84)</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17T16:20:21.862238152</dc:date>
    <meta:editing-duration>PT44M59S</meta:editing-duration>
    <meta:editing-cycles>11</meta:editing-cycles>
    <meta:generator>LibreOffice/5.1.6.2$Linux_X86_64 LibreOffice_project/10m0$Build-2</meta:generator>
    <meta:document-statistic meta:table-count="0" meta:image-count="0" meta:object-count="0" meta:page-count="2" meta:paragraph-count="31" meta:word-count="587" meta:character-count="3658" meta:non-whitespace-character-count="3095"/>
  </office:meta>
</office:document-meta>
</file>